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Behavior.setVlink( String v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setOnLoad( String o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renderEnd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dyBehavior.setBackground( String 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pre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Behavior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renderStart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setAlink( String a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setOnUnload( String onu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Behavior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